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6pt" officeooo:rsid="000925ed" officeooo:paragraph-rsid="000925ed" style:font-size-asian="36pt" style:font-size-complex="36pt"/>
    </style:style>
    <style:style style:name="P2" style:family="paragraph" style:parent-style-name="Standard">
      <style:paragraph-properties fo:text-align="center" style:justify-single-word="false"/>
      <style:text-properties style:font-name="Arial" fo:font-size="14pt" officeooo:rsid="000925ed" officeooo:paragraph-rsid="000925ed" style:font-size-asian="14pt" style:font-size-complex="14pt"/>
    </style:style>
    <style:style style:name="P3" style:family="paragraph" style:parent-style-name="Standard">
      <style:paragraph-properties fo:text-align="center" style:justify-single-word="false"/>
      <style:text-properties style:font-name="Arial" fo:font-size="10pt" officeooo:rsid="000925ed" officeooo:paragraph-rsid="000925ed" style:font-size-asian="10pt" style:font-size-complex="10pt"/>
    </style:style>
    <style:style style:name="P4" style:family="paragraph" style:parent-style-name="Standard">
      <style:paragraph-properties fo:text-align="start" style:justify-single-word="false"/>
      <style:text-properties style:font-name="Arial" fo:font-size="10pt" officeooo:rsid="000ace80" officeooo:paragraph-rsid="000ace80" style:font-size-asian="8.75pt" style:font-size-complex="10pt"/>
    </style:style>
    <style:style style:name="P5" style:family="paragraph" style:parent-style-name="Standard">
      <style:paragraph-properties fo:text-align="start" style:justify-single-word="false"/>
      <style:text-properties style:font-name="Arial" fo:font-size="10pt" officeooo:rsid="000b981f" officeooo:paragraph-rsid="000b981f" style:font-size-asian="8.75pt" style:font-size-complex="10pt"/>
    </style:style>
    <style:style style:name="P6" style:family="paragraph" style:parent-style-name="Standard">
      <style:paragraph-properties fo:text-align="start" style:justify-single-word="false"/>
      <style:text-properties style:font-name="Arial" fo:font-size="10pt" officeooo:rsid="000c313f" officeooo:paragraph-rsid="000c313f" style:font-size-asian="8.75pt" style:font-size-complex="10pt"/>
    </style:style>
    <style:style style:name="P7" style:family="paragraph" style:parent-style-name="Standard">
      <style:paragraph-properties fo:text-align="start" style:justify-single-word="false"/>
      <style:text-properties style:font-name="Arial" fo:font-size="10pt" officeooo:rsid="000f67fb" officeooo:paragraph-rsid="000f67fb" style:font-size-asian="8.75pt" style:font-size-complex="10pt"/>
    </style:style>
    <style:style style:name="P8" style:family="paragraph" style:parent-style-name="Standard">
      <style:paragraph-properties fo:text-align="start" style:justify-single-word="false"/>
      <style:text-properties style:font-name="Arial" fo:font-size="10pt" officeooo:rsid="00112adb" officeooo:paragraph-rsid="00112adb" style:font-size-asian="8.75pt" style:font-size-complex="10pt"/>
    </style:style>
    <style:style style:name="P9" style:family="paragraph" style:parent-style-name="Standard">
      <style:paragraph-properties fo:text-align="start" style:justify-single-word="false"/>
      <style:text-properties style:font-name="Arial" fo:font-size="10pt" officeooo:rsid="001170eb" officeooo:paragraph-rsid="001170eb" style:font-size-asian="8.75pt" style:font-size-complex="10pt"/>
    </style:style>
    <style:style style:name="P10" style:family="paragraph" style:parent-style-name="Standard">
      <style:paragraph-properties fo:text-align="start" style:justify-single-word="false"/>
      <style:text-properties style:font-name="Arial" fo:font-size="10pt" officeooo:rsid="001302c8" officeooo:paragraph-rsid="001302c8" style:font-size-asian="8.75pt" style:font-size-complex="10pt"/>
    </style:style>
    <style:style style:name="P11" style:family="paragraph" style:parent-style-name="Standard">
      <style:paragraph-properties fo:text-align="start" style:justify-single-word="false"/>
      <style:text-properties style:font-name="Arial" fo:font-size="10pt" officeooo:rsid="00140d2e" officeooo:paragraph-rsid="00140d2e" style:font-size-asian="8.75pt" style:font-size-complex="10pt"/>
    </style:style>
    <style:style style:name="P12" style:family="paragraph" style:parent-style-name="Standard">
      <style:paragraph-properties fo:text-align="start" style:justify-single-word="false"/>
      <style:text-properties style:font-name="Arial" fo:font-size="10pt" officeooo:rsid="001519dc" officeooo:paragraph-rsid="001519dc" style:font-size-asian="8.75pt" style:font-size-complex="10pt"/>
    </style:style>
    <style:style style:name="P13" style:family="paragraph" style:parent-style-name="Standard">
      <style:paragraph-properties fo:text-align="start" style:justify-single-word="false"/>
      <style:text-properties style:font-name="Arial" fo:font-size="18pt" officeooo:rsid="000b981f" officeooo:paragraph-rsid="000b981f" style:font-size-asian="15.75pt" style:font-size-complex="18pt"/>
    </style:style>
    <style:style style:name="P14" style:family="paragraph" style:parent-style-name="Standard">
      <style:paragraph-properties fo:text-align="start" style:justify-single-word="false"/>
      <style:text-properties style:font-name="Arial" fo:font-size="18pt" officeooo:rsid="000f67fb" officeooo:paragraph-rsid="000f67fb" style:font-size-asian="15.75pt" style:font-size-complex="18pt"/>
    </style:style>
    <style:style style:name="P15" style:family="paragraph" style:parent-style-name="Standard">
      <style:paragraph-properties fo:text-align="start" style:justify-single-word="false"/>
      <style:text-properties style:font-name="Arial" fo:font-size="18pt" officeooo:rsid="00112adb" officeooo:paragraph-rsid="00112adb" style:font-size-asian="15.75pt" style:font-size-complex="18pt"/>
    </style:style>
    <style:style style:name="P16" style:family="paragraph" style:parent-style-name="Standard">
      <style:paragraph-properties fo:text-align="start" style:justify-single-word="false"/>
      <style:text-properties style:font-name="Arial" fo:font-size="18pt" officeooo:rsid="001302c8" officeooo:paragraph-rsid="001302c8" style:font-size-asian="15.75pt" style:font-size-complex="18pt"/>
    </style:style>
    <style:style style:name="P17" style:family="paragraph" style:parent-style-name="Standard">
      <style:paragraph-properties fo:text-align="start" style:justify-single-word="false"/>
      <style:text-properties style:font-name="Courier New" fo:font-size="10pt" officeooo:rsid="00112adb" officeooo:paragraph-rsid="00112adb" style:font-size-asian="8.75pt" style:font-size-complex="10pt"/>
    </style:style>
    <style:style style:name="P18" style:family="paragraph" style:parent-style-name="Standard">
      <style:paragraph-properties fo:text-align="start" style:justify-single-word="false" fo:break-before="page"/>
      <style:text-properties style:font-name="Arial" fo:font-size="18pt" officeooo:rsid="000925ed" officeooo:paragraph-rsid="000925ed" style:font-size-asian="15.75pt" style:font-size-complex="18pt"/>
    </style:style>
    <style:style style:name="P19"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0c85e2"/>
    </style:style>
    <style:style style:name="T2" style:family="text">
      <style:text-properties officeooo:rsid="00131167"/>
    </style:style>
    <style:style style:name="T3" style:family="text">
      <style:text-properties fo:color="#000000" style:font-name="Courier New1" fo:font-size="10pt" style:font-size-asian="10pt"/>
    </style:style>
    <style:style style:name="T4" style:family="text">
      <style:text-properties fo:color="#000000" style:font-name="Courier New1" style:font-size-asian="10pt"/>
    </style:style>
    <style:style style:name="T5" style:family="text">
      <style:text-properties officeooo:rsid="00160034"/>
    </style:style>
    <style:style style:name="T6" style:family="text">
      <style:text-properties officeooo:rsid="0017f1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AT157 Oblig 4</text:p>
      <text:p text:style-name="P2">Neural networks</text:p>
      <text:p text:style-name="P2"/>
      <text:p text:style-name="P3">145157 Pål V. Gjerde</text:p>
      <text:p text:style-name="P3">145165 Martin Fure</text:p>
      <text:p text:style-name="P18">Problem 1</text:p>
      <text:p text:style-name="P4">The criminal database stores information about a criminalæs eye colour (11), hair type (9), gender (4), country (203), name, height and age. The numbers in parentheses are the bits used to identify this piece of information, with only one bit ever set. Height uses 9 bits and age uses 8 bits, being encoded as the binary value of the number (in cm and years, respectively). Name uses 4 bits (constraint from the assignment), but uses all 4 as binary indicators to fit up to 16 names.</text:p>
      <text:p text:style-name="P4"/>
      <text:p text:style-name="P4">a)</text:p>
      <text:p text:style-name="P4">The Hopfield network uses one node for each of the bits above. We noticed that despite having 16 different name values available, the Hopfield network would start to get confused with more than 4 criminals recorded. <text:s/>It would also occasionally get confused about the name values, although the rest seemed to be fairly solid. We believe the reason the network got so easily confused is that the data is rather sparse; most bits are 0, with only a few being 1. This could be remedied by switching over to binary numbers, but this would reduce the pattern size so much that Hopfield networks would not be capable of telling the difference between input data.</text:p>
      <text:p text:style-name="P4"/>
      <text:p text:style-name="P4">b)</text:p>
      <text:p text:style-name="P4">Disappointingly, the BAM network fared worse. We tried a number of configurations, but no matter what was tried we could not get any meaningful data out of the BAM network.</text:p>
      <text:p text:style-name="P4"/>
      <text:p text:style-name="P13">Problem 2</text:p>
      <text:p text:style-name="P5">a)</text:p>
      <text:p text:style-name="P5">The counterpropagation worked flawlessly, recognising each of the 4 cells and returning the correct output pattern.</text:p>
      <text:p text:style-name="P5"/>
      <text:p text:style-name="P5">b)</text:p>
      <text:p text:style-name="P5">TODO</text:p>
      <text:p text:style-name="P5"/>
      <text:p text:style-name="P13">Problem 3</text:p>
      <text:p text:style-name="P6">We separated out the picture sets that had a full 32 images in them, and used only those for training. <text:span text:style-name="T1">Three of these sets were also excluded from the training data, and kept as test data instead. The network was created with 960 input nodes, one hidden layer with 160 nodes, and an output layer with 4 nodes. We trained the network on each of the 32 images these people had taken, and then tested it on the test data.</text:span></text:p>
      <text:p text:style-name="P6"/>
      <text:p text:style-name="P9">The results, sadly, were a bit hit-and-miss. About half the images were correctly classified with the correct direction; the rest seemed to be arbitrarily selected. Half the images is still twice as good as random guessing, though.</text:p>
      <text:p text:style-name="P7"/>
      <text:p text:style-name="P14">Problem 4</text:p>
      <text:p text:style-name="P7">TODO Martin</text:p>
      <text:p text:style-name="P7"/>
      <text:p text:style-name="P14">Problem 5</text:p>
      <text:p text:style-name="P8">These two patterns were fed into the Kohonen network (here shown side by side):</text:p>
      <text:p text:style-name="P17"><text:tab/> <text:s text:c="3"/>## <text:s text:c="25"/>##########</text:p>
      <text:p text:style-name="P17"><text:tab/> <text:s/>###### <text:s text:c="23"/>##########</text:p>
      <text:p text:style-name="P17"><text:tab/> ## <text:s text:c="3"/>## <text:s text:c="22"/>## <text:s text:c="5"/>##</text:p>
      <text:p text:style-name="P17"><text:tab/> # <text:s text:c="5"/># <text:s text:c="22"/>## <text:s text:c="5"/>##</text:p>
      <text:p text:style-name="P17"><text:tab/>## <text:s text:c="5"/>## <text:s text:c="21"/>## <text:s text:c="5"/>##</text:p>
      <text:p text:style-name="P17"><text:tab/>## <text:s text:c="5"/>## <text:s text:c="21"/>## <text:s text:c="5"/>##</text:p>
      <text:p text:style-name="P17"><text:tab/> # <text:s text:c="5"/># <text:s text:c="22"/>## <text:s text:c="5"/>##</text:p>
      <text:p text:style-name="P17"><text:tab/> ## <text:s text:c="3"/>## <text:s text:c="22"/>## <text:s text:c="5"/>##</text:p>
      <text:p text:style-name="P17"><text:tab/> <text:s/>###### <text:s text:c="23"/>##########</text:p>
      <text:p text:style-name="P17"><text:tab/> <text:s text:c="3"/>## <text:s text:c="25"/>##########</text:p>
      <text:p text:style-name="P8">The left pattern is the one it was taught to recognise. After training the network with that pattern, the same pattern was given to it to find. The network quickly converged on the same pattern it had been given to learn. After that, a new network was trained on the same circular pattern, but this time the square pattern was given to it to run on. It still found the circular pattern quickly.</text:p>
      <text:p text:style-name="P15"/>
      <text:p text:style-name="P16"><text:soft-page-break/>Problem 6</text:p>
      <text:p text:style-name="P10">For this problem, a large file of words was supplied. <text:span text:style-name="T2">The words consisted of letters of the Norwegian alphabet, along with dashes placed where it is valid for a typist to split the word into several lines. The task is to train the network to place these dashes itself. To do this, 10000 words from the list, chosen at random, were removed to be used as testing data; the rest (about 55000) were used as training data.</text:span></text:p>
      <text:p text:style-name="P10"/>
      <text:p text:style-name="P11">The network has 240 input nodes. Each character is encoded as one bit activated out of 30 (the 29 aforementioned, plus a no-letter indicator), and each input pattern consists of 8 characters. The output pattern is a single bit – whether the dash can be placed in the center of those 8 characters or not. Each word was padded with three empty characters on each end, and then each possible substring of length 8 (with dashes excluded) was encoded as a single input pattern and stored. This constituted the training data.</text:p>
      <text:p text:style-name="P11"/>
      <text:p text:style-name="P11">For the testing data, we did the same thing, but did not provide the network with the answers.</text:p>
      <text:p text:style-name="P11"/>
      <text:p text:style-name="P12">At the end, we printed some statistics we had gathered along the way while testing, with information about how well the network did in that particular run. Curiously, the network would occasionally place no dashes whatsoever; unfortunately we did not have time to track down and fix whatever the cause of this was, so we ended up considering these «failed» runs and redoing them. <text:span text:style-name="T5">We suspect the problem may not be in the code, but the file containing the Norwegian words.</text:span></text:p>
      <text:p text:style-name="P12"/>
      <text:p text:style-name="P12">The following is a relatively typical test run, <text:span text:style-name="T6">albeit a bit on the low side – usually the network has a better rate of correctly placed dashes and thus generally a better overall success rate.</text:span></text:p>
      <text:p text:style-name="P12"><text:span text:style-name="T4">Overall correct guesses: 68483 / 88581 (77,31%)</text:span></text:p>
      <text:p text:style-name="P19"><text:span text:style-name="T3">Correctly placed dashes: 753 (3,77%)</text:span></text:p>
      <text:p text:style-name="P19"><text:span text:style-name="T3">Correctly avoided dashes: 67730 (98,70%)</text:span></text:p>
      <text:p text:style-name="P19"><text:span text:style-name="T3">False positives: 889 (1,30% of expected negatives, 4,42% of errors)</text:span></text:p>
      <text:p text:style-name="P19"><text:span text:style-name="T3">False negatives: 19209 (96,23% of expected positives, 95,58% of errors)</text:span></text:p>
      <text:p text:style-name="P19"><text:span text:style-name="T3">Completely correct words: 1085 / 10000 (10,8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9:00:20.526000000</meta:creation-date>
    <dc:date>2016-11-18T20:12:17.195000000</dc:date>
    <meta:editing-duration>PT56M39S</meta:editing-duration>
    <meta:editing-cycles>14</meta:editing-cycles>
    <meta:generator>LibreOffice/4.3.5.2$Windows_x86 LibreOffice_project/3a87456aaa6a95c63eea1c1b3201acedf0751bd5</meta:generator>
    <meta:document-statistic meta:table-count="0" meta:image-count="0" meta:object-count="0" meta:page-count="3" meta:paragraph-count="45" meta:word-count="857" meta:character-count="5123" meta:non-whitespace-character-count="4000"/>
  </office:meta>
</office:document-meta>
</file>